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7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font-weight="bold" style:font-weight-asian="bold"/>
    </style:style>
    <style:style style:name="P19" style:family="paragraph" style:parent-style-name="Heading_20_1">
      <style:text-properties style:font-name="Helvetica" style:font-name-complex="Helvetica"/>
    </style:style>
    <style:style style:name="P2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3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6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7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4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3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082404751396343412" text:style-name="L1">
              <text:list-item>
                <text:p text:style-name="P13">Received one more team member</text:p>
              </text:list-item>
              <text:list-item>
                <text:p text:style-name="P13">Agreed on the roles</text:p>
              </text:list-item>
              <text:list-item>
                <text:p text:style-name="P13">Finished first version of the project plan</text:p>
              </text:list-item>
              <text:list-item>
                <text:p text:style-name="P13">Started working on requirements and desig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085439010606947916" text:style-name="L2">
              <text:list-item>
                <text:p text:style-name="P14">Setting the VM for future use</text:p>
              </text:list-item>
              <text:list-item>
                <text:p text:style-name="P14">Making the team policy rules as stricter as possible</text:p>
              </text:list-item>
              <text:list-item>
                <text:p text:style-name="P14">Hard to communicate with customer</text:p>
              </text:list-item>
              <text:list-item>
                <text:p text:style-name="P14">Current VM storage is not big enough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350457740353096171" text:style-name="L3">
              <text:list-item>
                <text:p text:style-name="P15">Finish setting the VM</text:p>
              </text:list-item>
              <text:list-item>
                <text:p text:style-name="P15">Help all the team members who didn't set up the environment</text:p>
              </text:list-item>
              <text:list-item>
                <text:p text:style-name="P15">Work intensively on documentation, requirements and design</text:p>
              </text:list-item>
              <text:list-item>
                <text:p text:style-name="P15">Start making the database and testing the input data fetching and storing to database</text:p>
              </text:list-item>
              <text:list-item>
                <text:p text:style-name="P15">Rearrange the repository on Github</text:p>
              </text:list-item>
              <text:list-item>
                <text:p text:style-name="P15">Change policy ru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3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9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questionnaires for the course, week report finish, meeting with the team members, team policie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Team meeting, searching for graph library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Team policies, minutes of meeting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B7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Looking for existing libraries to use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B7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4</text:p>
          </table:table-cell>
          <table:table-cell table:style-name="Table4.A10" office:value-type="string">
            <text:p text:style-name="P10">Design and requirement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9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cic</dc:creator>
    <dc:date>2013-11-04T09:16:14.81</dc:date>
    <meta:print-date>1998-10-09T11:53:00</meta:print-date>
    <meta:editing-cycles>17</meta:editing-cycles>
    <meta:editing-duration>PT1H8M43S</meta:editing-duration>
    <meta:generator>OpenOffice/4.0.0$Win32 OpenOffice.org_project/400m3$Build-9702</meta:generator>
    <meta:document-statistic meta:table-count="4" meta:image-count="3" meta:object-count="0" meta:page-count="2" meta:paragraph-count="50" meta:word-count="183" meta:character-count="1026"/>
  </office:meta>
</office:document-meta>
</file>